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svg:stroke-color="#95c1ce" draw:marker-start="Arrowheads_20_2" draw:marker-start-width="0.242cm" draw:marker-end="" draw:marker-end-width="0.342cm" draw:fill="none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18cm" svg:stroke-color="#95c1ce" draw:marker-start-width="0.227cm" draw:marker-end="Arrowheads_20_1" draw:marker-end-width="0.327cm" draw:fill="none" draw:textarea-horizontal-align="justify" draw:textarea-vertical-align="middle" draw:auto-grow-height="true" fo:min-height="0cm" fo:min-width="0cm" fo:padding-top="0.134cm" fo:padding-bottom="0.134cm" fo:padding-left="0.259cm" fo:padding-right="0.259cm"/>
    </style:style>
    <style:style style:name="gr3" style:family="graphic" style:parent-style-name="standard">
      <style:graphic-properties svg:stroke-color="#036b8b" draw:fill-color="#036b8b" draw:textarea-horizontal-align="justify" draw:textarea-vertical-align="middle" draw:auto-grow-height="false" fo:min-height="0.434cm" fo:min-width="1.006cm"/>
      <style:paragraph-properties style:writing-mode="lr-tb"/>
    </style:style>
    <style:style style:name="gr4" style:family="graphic" style:parent-style-name="standard">
      <style:graphic-properties svg:stroke-color="#49565f" draw:fill-color="#49565f" draw:textarea-horizontal-align="justify" draw:textarea-vertical-align="middle" draw:auto-grow-height="false" fo:min-height="0.435cm" fo:min-width="1.279cm"/>
      <style:paragraph-properties style:writing-mode="lr-tb"/>
    </style:style>
    <style:style style:name="gr5" style:family="graphic" style:parent-style-name="standard">
      <style:graphic-properties svg:stroke-color="#49565f" draw:fill-color="#49565f" draw:textarea-horizontal-align="justify" draw:textarea-vertical-align="middle" draw:auto-grow-height="false" fo:min-height="0.434cm" fo:min-width="1.279cm"/>
      <style:paragraph-properties style:writing-mode="lr-tb"/>
    </style:style>
    <style:style style:name="gr6" style:family="graphic" style:parent-style-name="standard">
      <style:graphic-properties svg:stroke-color="#036b8b" draw:fill-color="#036b8b" draw:textarea-horizontal-align="justify" draw:textarea-vertical-align="middle" draw:auto-grow-height="false" fo:min-height="0.435cm" fo:min-width="1.005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color="#49565f" loext:opacity="100%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4" style:family="paragraph">
      <loext:graphic-properties draw:fill-color="#036b8b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5" style:family="paragraph">
      <loext:graphic-properties draw:fill-color="#49565f"/>
      <style:paragraph-properties fo:text-align="center" style:writing-mode="lr-tb"/>
      <style:text-properties fo:color="#ffffff" loext:opacity="100%" fo:font-size="11pt" style:font-size-asian="11pt" style:font-size-complex="11pt"/>
    </style:style>
    <style:style style:name="P6" style:family="paragraph">
      <style:paragraph-properties fo:text-align="center" style:writing-mode="lr-tb"/>
      <style:text-properties fo:color="#ffffff" loext:opacity="100%"/>
    </style:style>
    <style:style style:name="P7" style:family="paragraph">
      <loext:graphic-properties draw:fill-color="#49565f"/>
      <style:paragraph-properties fo:text-align="center" style:writing-mode="lr-tb"/>
      <style:text-properties fo:color="#ffffff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49565f" loext:opacity="100%"/>
    </style:style>
    <style:style style:name="T2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MipEx</text:span></text:p>
          </draw:text-box>
        </draw:frame>
        <draw:line draw:style-name="gr1" draw:text-style-name="P2" draw:layer="layout" svg:x1="13.335cm" svg:y1="7.185cm" svg:x2="8.89cm" svg:y2="6.667cm">
          <text:p/>
        </draw:line>
        <draw:custom-shape draw:style-name="gr2" draw:text-style-name="P2" draw:layer="layout" svg:width="23.815cm" svg:height="10.539cm" svg:x="1.905cm" svg:y="4.066cm">
          <text:p/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0.795cm" svg:y1="9.19cm" svg:x2="8.89cm" svg:y2="6.667cm">
          <text:p/>
        </draw:line>
        <draw:line draw:style-name="gr1" draw:text-style-name="P2" draw:layer="layout" svg:x1="10.795cm" svg:y1="9.525cm" svg:x2="5.6cm" svg:y2="10.795cm">
          <text:p/>
        </draw:line>
        <draw:line draw:style-name="gr1" draw:text-style-name="P2" draw:layer="layout" svg:x1="22.225cm" svg:y1="11.23cm" svg:x2="12.444cm" svg:y2="9.404cm">
          <text:p/>
        </draw:line>
        <draw:line draw:style-name="gr1" draw:text-style-name="P2" draw:layer="layout" svg:x1="16.075cm" svg:y1="11.095cm" svg:x2="12.444cm" svg:y2="9.404cm">
          <text:p/>
        </draw:line>
        <draw:line draw:style-name="gr1" draw:text-style-name="P2" draw:layer="layout" svg:x1="22.225cm" svg:y1="10.995cm" svg:x2="14.907cm" svg:y2="7.214cm">
          <text:p/>
        </draw:line>
        <draw:line draw:style-name="gr1" draw:text-style-name="P2" draw:layer="layout" svg:x1="22.189cm" svg:y1="11.43cm" svg:x2="17.782cm" svg:y2="11.23cm">
          <text:p/>
        </draw:line>
        <draw:line draw:style-name="gr1" draw:text-style-name="P2" draw:layer="layout" svg:x1="19.25cm" svg:y1="5.915cm" svg:x2="14.907cm" svg:y2="7.214cm">
          <text:p/>
        </draw:line>
        <draw:line draw:style-name="gr1" draw:text-style-name="P2" draw:layer="layout" svg:x1="19.224cm" svg:y1="6.15cm" svg:x2="12.444cm" svg:y2="9.404cm">
          <text:p/>
        </draw:line>
        <draw:line draw:style-name="gr1" draw:text-style-name="P2" draw:layer="layout" svg:x1="10.795cm" svg:y1="9.86cm" svg:x2="9.399cm" svg:y2="12.7cm">
          <text:p/>
        </draw:line>
        <draw:custom-shape draw:style-name="gr3" draw:text-style-name="P4" draw:layer="layout" svg:width="1.506cm" svg:height="0.684cm" svg:x="10.938cm" svg:y="9.076cm">
          <text:p text:style-name="P3"><text:span text:style-name="T2">6: Hub 1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779cm" svg:height="0.685cm" svg:x="7.111cm" svg:y="6.3cm">
          <text:p text:style-name="P3"><text:span text:style-name="T2">1: Station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3.821cm" svg:y="10.436cm">
          <text:p text:style-name="P3"><text:span text:style-name="T2">2: Station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7.62cm" svg:y="12.365cm">
          <text:p text:style-name="P3"><text:span text:style-name="T2">3: Station 3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7" draw:layer="layout" svg:width="1.779cm" svg:height="0.684cm" svg:x="19.424cm" svg:y="5.666cm">
          <text:p text:style-name="P6"><text:span text:style-name="T2">4: Station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1.779cm" svg:height="0.684cm" svg:x="22.351cm" svg:y="10.795cm">
          <text:p text:style-name="P3"><text:span text:style-name="T2">5: Station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505cm" svg:height="0.685cm" svg:x="13.402cm" svg:y="6.858cm">
          <text:p text:style-name="P3"><text:span text:style-name="T2">7: Hub 2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06cm" svg:height="0.684cm" svg:x="16.276cm" svg:y="10.855cm">
          <text:p text:style-name="P3"><text:span text:style-name="T2">8: Hub 3</text:span></text:p>
          <draw:enhanced-geometry svg:viewBox="0 0 21600 21600" draw:type="rectangle" draw:enhanced-path="M 0 0 L 21600 0 21600 21600 0 21600 0 0 Z N"/>
        </draw:custom-shape>
        <draw:line draw:style-name="gr1" draw:text-style-name="P2" draw:layer="layout" svg:x1="16.075cm" svg:y1="11.43cm" svg:x2="9.399cm" svg:y2="12.7cm">
          <text:p/>
        </draw:line>
        <draw:line draw:style-name="gr1" draw:text-style-name="P2" draw:layer="layout" svg:x1="13.235cm" svg:y1="7.42cm" svg:x2="12.444cm" svg:y2="9.404cm">
          <text:p/>
        </draw:line>
        <draw:line draw:style-name="gr1" draw:text-style-name="P2" draw:layer="layout" svg:x1="16.175cm" svg:y1="10.795cm" svg:x2="14.907cm" svg:y2="7.21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9T14:25:56.662978652</meta:creation-date>
    <dc:date>2022-08-25T10:13:00.661457162</dc:date>
    <meta:editing-duration>PT8H56M37S</meta:editing-duration>
    <meta:editing-cycles>7</meta:editing-cycles>
    <meta:generator>LibreOffice/7.1.7.2$Linux_X86_64 LibreOffice_project/10$Build-2</meta:generator>
    <meta:document-statistic meta:object-count="46"/>
  </office:meta>
</office:document-meta>
</file>